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Titillium" svg:font-family="Titill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2.832cm" fo:min-width="1.682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1.324cm" fo:min-width="1.074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596cm" fo:min-width="0.346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2.732cm" fo:min-width="6.482cm" fo:padding-top="0.134cm" fo:padding-bottom="0.134cm" fo:padding-left="0.259cm" fo:padding-right="0.259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width="true" fo:min-height="0.564cm" fo:min-width="2.7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width="true" fo:min-height="0.564cm" fo:min-width="4.53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width="true" fo:min-height="0.564cm" fo:min-width="2.42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width="true" fo:min-height="1.132cm" fo:min-width="12.36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width="true" fo:min-height="0.85cm" fo:min-width="12.18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standard">
      <style:graphic-properties draw:stroke="none" draw:stroke-dash="Dot" svg:stroke-width="0.106cm" draw:marker-start-width="0.359cm" draw:marker-end-width="0.359cm" draw:stroke-linejoin="none" svg:stroke-linecap="butt" draw:fill="solid" draw:fill-color="#000000" draw:textarea-horizontal-align="center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3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122cm" fo:min-width="0cm" fo:padding-top="0.134cm" fo:padding-bottom="0.134cm" fo:padding-left="0.259cm" fo:padding-right="0.259cm"/>
    </style:style>
    <style:style style:name="gr14" style:family="graphic" style:parent-style-name="standard">
      <style:graphic-properties draw:stroke="solid" draw:stroke-dash="Dashed_20__28_var_29__20_2" svg:stroke-width="0.035cm" svg:stroke-color="#191919" draw:stroke-linejoin="miter" svg:stroke-linecap="butt" draw:textarea-horizontal-align="center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solid" draw:stroke-dash="Dashed_20__28_var_29__20_2" svg:stroke-width="0.035cm" svg:stroke-color="#191919" draw:stroke-linejoin="miter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solid" draw:stroke-dash="Dashed_20__28_var_29__20_2" svg:stroke-width="0.035cm" svg:stroke-color="#000000" draw:stroke-linejoin="miter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0.10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Titillium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Titillium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Titillium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Titillium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Titillium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Titillium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er4" svg:width="2.2cm" svg:height="3.1cm" svg:x="22.698cm" svg:y="4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er4" svg:width="2.25cm" svg:height="2.25cm" svg:x="28.72cm" svg:y="4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4" svg:width="1.22cm" svg:height="1.22cm" svg:x="23.185cm" svg:y="11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er4" svg:width="7cm" svg:height="3cm" svg:x="2.895cm" svg:y="4.49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er4" svg:width="2.754cm" svg:height="0.564cm" svg:x="22.418cm" svg:y="2.881cm">
          <draw:text-box>
            <text:p text:style-name="P2"><text:span text:style-name="T1">POWER ON</text:span></text:p>
          </draw:text-box>
        </draw:frame>
        <draw:frame draw:style-name="gr6" draw:text-style-name="P3" draw:layer="Layer4" svg:width="4.532cm" svg:height="0.564cm" svg:x="27.629cm" svg:y="2.863cm">
          <draw:text-box>
            <text:p text:style-name="P2"><text:span text:style-name="T1">EMERGENCY STOP</text:span></text:p>
          </draw:text-box>
        </draw:frame>
        <draw:frame draw:style-name="gr7" draw:text-style-name="P3" draw:layer="Layer4" svg:width="2.428cm" svg:height="0.564cm" svg:x="22.581cm" svg:y="9.781cm">
          <draw:text-box>
            <text:p text:style-name="P2"><text:span text:style-name="T1">FUSE</text:span></text:p>
          </draw:text-box>
        </draw:frame>
        <draw:frame draw:style-name="gr8" draw:text-style-name="P4" draw:layer="Layer4" svg:width="12.363cm" svg:height="1.132cm" svg:x="2.482cm" svg:y="17.045cm">
          <draw:text-box>
            <text:p text:style-name="P2"><text:span text:style-name="T2">OXYGEN CONCENTRATOR</text:span></text:p>
          </draw:text-box>
        </draw:frame>
        <draw:frame draw:style-name="gr9" draw:text-style-name="P5" draw:layer="Layer4" svg:width="12.181cm" svg:height="0.85cm" svg:x="2.475cm" svg:y="17.986cm">
          <draw:text-box>
            <text:p text:style-name="P2"><text:span text:style-name="T3">OPEN SOURCE HARDWARE PROUDLY MADE IN INDIA</text:span></text:p>
          </draw:text-box>
        </draw:frame>
        <draw:g>
          <draw:path draw:style-name="gr10" draw:text-style-name="P6" draw:layer="Layer4" svg:width="4.337cm" svg:height="5.808cm" svg:x="9.929cm" svg:y="10.758cm" svg:viewBox="0 0 4338 5809" svg:d="M2389 1768c0 187 115 352 301 372 186 19 352-115 372-301 19-187 9-100 23-291 9-127 127-219 254-206 127 14 220 128 206 255-21 204-236 114-293 370-17 76 48 146 125 154 77 9 153-47 154-125 3-159 218-139 205-8-4 41-34 73-72 81 406 387 659 926 674 1514-94-25-196-40-306-40-245 0-470 75-643 199 56-661-428-1247-1091-1317-672-71-1274 416-1345 1087-71 672 417 1274 1089 1344 390 41 757-106 1010-369 18 86 59 154 116 207 85 77 193 108 309 108 55 0 103-7 146-22-174 116-310 233-406 350-126 154-189 310-189 465 0 12 0 24 1 37-331 143-702 206-1086 165-1192-125-2056-1193-1931-2384 79-744 526-1360 1141-1687-36-30-56-77-51-127 8-79 80-135 160-129 164 13 148 165 140 244-15 139 86 264 226 279 139 15 257-88 279-226 37-231-182-361-158-592 23-218 219-377 438-354s378 219 355 438c-24 225-153 331-153 509zM2180 1c95 10 164 96 154 191-10 96-95 165-191 155-95-10-165-95-154-191 10-95 95-165 191-155zM3026 459c169 18 291 169 273 338-17 168-168 290-337 273-168-18-291-169-273-338 18-168 169-290 337-273zM1318 673c140 15 241 140 226 279-14 140-139 241-279 226-139-14-240-139-226-279 15-139 140-240 279-226z">
            <text:p/>
          </draw:path>
          <draw:path draw:style-name="gr10" draw:text-style-name="P6" draw:layer="Layer4" svg:width="4.337cm" svg:height="4.358cm" svg:x="2.848cm" svg:y="12.206cm" svg:viewBox="0 0 4338 4359" svg:d="M0 3892c0 239 117 467 427 467s427-228 427-467c0-869 0-1737 0-2606 4 0 8 0 12 0 298 931 595 1862 893 2793 65 199 211 280 410 280 198 0 344-81 409-280 298-931 596-1862 894-2793 4 0 8 0 12 0 0 869 0 1737 0 2606 0 239 117 467 427 467s427-228 427-467c0-1139 0-2279 0-3419 0-386-263-473-521-473-90 0-180 0-269 0-298 0-438 117-538 438-275 900-550 1800-824 2699-4 0-8 0-12 0-279-899-557-1799-836-2699-99-321-239-438-537-438-93 0-187 0-280 0-258 0-521 87-521 473 0 1140 0 2280 0 3419z">
            <text:p/>
          </draw:path>
          <draw:path draw:style-name="gr11" draw:text-style-name="P6" draw:layer="Layer4" svg:width="0.934cm" svg:height="2.038cm" svg:x="7.304cm" svg:y="14.526cm" svg:viewBox="0 0 935 2039" svg:d="M507 1792c0 146 57 247 214 247 158 0 214-101 214-247 0-534 0-1067 0-1601 0-152-73-191-163-191-239 0-152 321-465 388-35 8-69 15-104 23-147 28-203 56-203 161 0 115 51 149 144 149 121 0 242 0 363 0 0 357 0 714 0 1071z">
            <text:p/>
          </draw:path>
          <draw:path draw:style-name="gr10" draw:text-style-name="P6" draw:layer="Layer4" svg:width="1.502cm" svg:height="2.038cm" svg:x="8.416cm" svg:y="14.526cm" svg:viewBox="0 0 1503 2039" svg:d="M1092 1191c0 260-107 544-400 544-228 0-237-242-422-242-98 0-177 82-177 183 0 172 228 363 562 363 524 0 848-295 848-1129 0-445-177-910-774-910-411 0-729 234-729 698 0 341 231 623 653 623 188 0 318-65 439-180 0 16 0 33 0 50zM1067 670c0 223-147 347-330 347-186 0-327-107-327-347 0-217 124-349 327-349s330 132 330 349z">
            <text:p/>
          </draw:path>
          <draw:path draw:style-name="gr10" draw:text-style-name="P6" draw:layer="Layer4" svg:width="1.521cm" svg:height="2.037cm" svg:x="13.182cm" svg:y="14.527cm" svg:viewBox="0 0 1522 2038" svg:d="M473 1677c36-109 234-226 558-410 304-172 479-321 479-703 0-263-272-564-731-564-421 0-765 266-765 616 0 143 92 192 210 192 114 0 152-54 180-160 63-230 186-304 369-304 158 0 301 103 301 289 0 233-137 284-536 537-357 226-538 453-538 656 0 101 69 212 235 212 358 0 716 0 1074 0 132 0 213-51 213-180s-81-181-190-181c-286 0-573 0-859 0z">
            <text:p/>
          </draw:path>
        </draw:g>
        <draw:custom-shape draw:style-name="gr12" draw:text-style-name="P1" draw:layer="Layer4" svg:width="0.2cm" svg:height="0.2cm" svg:x="11.195cm" svg:y="5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er4" svg:width="0.55cm" svg:height="0.55cm" svg:x="11.621cm" svg:y="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er4" svg:width="0.2cm" svg:height="0.2cm" svg:x="10.796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er4" svg:width="0.2cm" svg:height="0.2cm" svg:x="11.596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er4" svg:width="0.2cm" svg:height="0.2cm" svg:x="11.196cm" svg:y="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er4" svg:width="0.2cm" svg:height="0.2cm" svg:x="11.196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er4" svg:width="0.2cm" svg:height="0.2cm" draw:transform="rotate (0.785398163397448) translate (10.873cm 5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er4" svg:width="0.2cm" svg:height="0.2cm" draw:transform="rotate (0.785398163397448) translate (11.438cm 5.2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er4" svg:width="0.2cm" svg:height="0.2cm" draw:transform="rotate (0.785398163397448) translate (10.873cm 5.2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er4" svg:width="0.2cm" svg:height="0.2cm" draw:transform="rotate (0.785398163397448) translate (11.438cm 5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er4" svg:x1="0.5cm" svg:y1="0cm" svg:x2="35.098cm" svg:y2="0cm">
          <text:p/>
        </draw:line>
        <draw:line draw:style-name="gr14" draw:text-style-name="P2" draw:layer="Layer4" svg:x1="0.5cm" svg:y1="0cm" svg:x2="0cm" svg:y2="0.5cm">
          <text:p/>
        </draw:line>
        <draw:line draw:style-name="gr14" draw:text-style-name="P2" draw:layer="Layer4" svg:x1="35.098cm" svg:y1="0cm" svg:x2="35.598cm" svg:y2="0.5cm">
          <text:p/>
        </draw:line>
        <draw:line draw:style-name="gr14" draw:text-style-name="P2" draw:layer="Layer4" svg:x1="0cm" svg:y1="19.698cm" svg:x2="0cm" svg:y2="0.5cm">
          <text:p/>
        </draw:line>
        <draw:line draw:style-name="gr14" draw:text-style-name="P2" draw:layer="Layer4" svg:x1="35.598cm" svg:y1="0.5cm" svg:x2="35.598cm" svg:y2="19.698cm">
          <text:p/>
        </draw:line>
        <draw:line draw:style-name="gr14" draw:text-style-name="P2" draw:layer="Layer4" svg:x1="0cm" svg:y1="19.698cm" svg:x2="0.5cm" svg:y2="20.198cm">
          <text:p/>
        </draw:line>
        <draw:line draw:style-name="gr14" draw:text-style-name="P2" draw:layer="Layer4" svg:x1="35.598cm" svg:y1="19.698cm" svg:x2="35.098cm" svg:y2="20.198cm">
          <text:p/>
        </draw:line>
        <draw:line draw:style-name="gr14" draw:text-style-name="P2" draw:layer="Layer4" svg:x1="35.098cm" svg:y1="20.198cm" svg:x2="0.5cm" svg:y2="20.198cm">
          <text:p/>
        </draw:line>
        <draw:polygon draw:style-name="gr15" draw:text-style-name="P1" draw:layer="Layer4" svg:width="0cm" svg:height="0cm" svg:x="35.058cm" svg:y="4cm" svg:viewBox="0 0 0 0" draw:points="0,0">
          <text:p/>
        </draw:polygon>
        <draw:polygon draw:style-name="gr15" draw:text-style-name="P1" draw:layer="Layer4" svg:width="0cm" svg:height="0cm" svg:x="35.058cm" svg:y="8cm" svg:viewBox="0 0 0 0" draw:points="0,0">
          <text:p/>
        </draw:polygon>
        <draw:polygon draw:style-name="gr15" draw:text-style-name="P1" draw:layer="Layer4" svg:width="0cm" svg:height="0cm" svg:x="35.058cm" svg:y="11.998cm" svg:viewBox="0 0 0 0" draw:points="0,0">
          <text:p/>
        </draw:polygon>
        <draw:polygon draw:style-name="gr15" draw:text-style-name="P1" draw:layer="Layer4" svg:width="0cm" svg:height="0cm" svg:x="35.058cm" svg:y="15.998cm" svg:viewBox="0 0 0 0" draw:points="0,0">
          <text:p/>
        </draw:polygon>
        <draw:polygon draw:style-name="gr16" draw:text-style-name="P1" draw:layer="Layer4" svg:width="0cm" svg:height="0cm" svg:x="1.06cm" svg:y="4cm" svg:viewBox="0 0 0 0" draw:points="0,0">
          <text:p/>
        </draw:polygon>
        <draw:polygon draw:style-name="gr16" draw:text-style-name="P1" draw:layer="Layer4" svg:width="0cm" svg:height="0cm" svg:x="1.06cm" svg:y="8cm" svg:viewBox="0 0 0 0" draw:points="0,0">
          <text:p/>
        </draw:polygon>
        <draw:polygon draw:style-name="gr15" draw:text-style-name="P1" draw:layer="Layer4" svg:width="0cm" svg:height="0cm" svg:x="1.06cm" svg:y="11.998cm" svg:viewBox="0 0 0 0" draw:points="0,0">
          <text:p/>
        </draw:polygon>
        <draw:polygon draw:style-name="gr15" draw:text-style-name="P1" draw:layer="Layer4" svg:width="0cm" svg:height="0cm" svg:x="1.06cm" svg:y="15.998cm" svg:viewBox="0 0 0 0" draw:points="0,0">
          <text:p/>
        </draw:polygon>
        <draw:custom-shape draw:style-name="gr17" draw:text-style-name="P7" draw:layer="Layer4" svg:width="0.75cm" svg:height="0.5cm" svg:x="0.425cm" svg:y="3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16" draw:text-style-name="P1" draw:layer="Layer4" svg:width="0cm" svg:height="0cm" svg:x="1.061cm" svg:y="7.502cm" svg:viewBox="0 0 0 0" draw:points="0,0">
          <text:p/>
        </draw:polygon>
        <draw:custom-shape draw:style-name="gr17" draw:text-style-name="P7" draw:layer="Layer4" svg:width="0.75cm" svg:height="0.5cm" svg:x="0.425cm" svg:y="15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16" draw:text-style-name="P1" draw:layer="Layer4" svg:width="0cm" svg:height="0cm" svg:x="11.06cm" svg:y="5cm" svg:viewBox="0 0 0 0" draw:points="0,0">
          <text:p/>
        </draw:polygon>
        <draw:polygon draw:style-name="gr16" draw:text-style-name="P1" draw:layer="Layer4" svg:width="0cm" svg:height="0cm" svg:x="11.06cm" svg:y="9cm" svg:viewBox="0 0 0 0" draw:points="0,0">
          <text:p/>
        </draw:polygon>
        <draw:custom-shape draw:style-name="gr17" draw:text-style-name="P7" draw:layer="Layer4" svg:width="0.75cm" svg:height="0.5cm" draw:transform="rotate (1.5707963267949) translate (4.75cm 1.37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16" draw:text-style-name="P1" draw:layer="Layer4" svg:width="0cm" svg:height="0cm" svg:x="11.061cm" svg:y="8.502cm" svg:viewBox="0 0 0 0" draw:points="0,0">
          <text:p/>
        </draw:polygon>
        <draw:custom-shape draw:style-name="gr17" draw:text-style-name="P7" draw:layer="Layer4" svg:width="0.75cm" svg:height="0.5cm" draw:transform="rotate (1.5707963267949) translate (28.75cm 1.37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16" draw:text-style-name="P1" draw:layer="Layer4" svg:width="0cm" svg:height="0cm" svg:x="34.86cm" svg:y="5.5cm" svg:viewBox="0 0 0 0" draw:points="0,0">
          <text:p/>
        </draw:polygon>
        <draw:polygon draw:style-name="gr16" draw:text-style-name="P1" draw:layer="Layer4" svg:width="0cm" svg:height="0cm" svg:x="34.86cm" svg:y="9.5cm" svg:viewBox="0 0 0 0" draw:points="0,0">
          <text:p/>
        </draw:polygon>
        <draw:custom-shape draw:style-name="gr17" draw:text-style-name="P7" draw:layer="Layer4" svg:width="0.75cm" svg:height="0.5cm" svg:x="34.425cm" svg:y="3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16" draw:text-style-name="P1" draw:layer="Layer4" svg:width="0cm" svg:height="0cm" svg:x="34.861cm" svg:y="9.002cm" svg:viewBox="0 0 0 0" draw:points="0,0">
          <text:p/>
        </draw:polygon>
        <draw:custom-shape draw:style-name="gr17" draw:text-style-name="P7" draw:layer="Layer4" svg:width="0.75cm" svg:height="0.5cm" svg:x="34.425cm" svg:y="15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Titillium" svg:font-family="Titill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5.6cm" fo:page-height="20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screen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3T22:04:47.085191602</dc:date>
    <dc:creator>Anool Mahidharia</dc:creator>
    <meta:editing-duration>PT17M35S</meta:editing-duration>
    <meta:editing-cycles>4</meta:editing-cycles>
    <meta:generator>LibreOffice/7.0.1.2$Linux_X86_64 LibreOffice_project/7cbcfc562f6eb6708b5ff7d7397325de9e764452</meta:generator>
    <meta:document-statistic meta:object-count="54"/>
  </office:meta>
</office:document-meta>
</file>